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rsid="00101b22" officeooo:paragraph-rsid="00101b22"/>
    </style:style>
    <style:style style:name="P3" style:family="paragraph" style:parent-style-name="Standard">
      <style:text-properties officeooo:rsid="00101b22" officeooo:paragraph-rsid="00101b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 Created by https://www.toptal.com/developers/gitignore/api/phpstorm,linux,archlinuxpackages,node</text:p>
      <text:p text:style-name="Preformatted_20_Text"># Edit at https://www.toptal.com/developers/gitignore?templates=phpstorm,linux,archlinuxpackages,node</text:p>
      <text:p text:style-name="Preformatted_20_Text"/>
      <text:p text:style-name="Preformatted_20_Text">### ArchLinuxPackages ###</text:p>
      <text:p text:style-name="Preformatted_20_Text">*.tar</text:p>
      <text:p text:style-name="Preformatted_20_Text">*.tar.*</text:p>
      <text:p text:style-name="Preformatted_20_Text">*.jar</text:p>
      <text:p text:style-name="Preformatted_20_Text">*.exe</text:p>
      <text:p text:style-name="Preformatted_20_Text">*.msi</text:p>
      <text:p text:style-name="Preformatted_20_Text">*.zip</text:p>
      <text:p text:style-name="Preformatted_20_Text">*.tgz</text:p>
      <text:p text:style-name="Preformatted_20_Text">*.log</text:p>
      <text:p text:style-name="Preformatted_20_Text">*.log.*</text:p>
      <text:p text:style-name="Preformatted_20_Text">*.sig</text:p>
      <text:p text:style-name="Preformatted_20_Text"/>
      <text:p text:style-name="Preformatted_20_Text">pkg/</text:p>
      <text:p text:style-name="Preformatted_20_Text">src/</text:p>
      <text:p text:style-name="Preformatted_20_Text"/>
      <text:p text:style-name="Preformatted_20_Text">### Linux ###</text:p>
      <text:p text:style-name="Preformatted_20_Text">*~</text:p>
      <text:p text:style-name="Preformatted_20_Text"/>
      <text:p text:style-name="Preformatted_20_Text"># temporary files which can be created if a process still has a handle open of a deleted file</text:p>
      <text:p text:style-name="Preformatted_20_Text">.fuse_hidden*</text:p>
      <text:p text:style-name="Preformatted_20_Text"/>
      <text:p text:style-name="Preformatted_20_Text"># KDE directory preferences</text:p>
      <text:p text:style-name="Preformatted_20_Text">.directory</text:p>
      <text:p text:style-name="Preformatted_20_Text"/>
      <text:p text:style-name="Preformatted_20_Text"># Linux trash folder which might appear on any partition or disk</text:p>
      <text:p text:style-name="Preformatted_20_Text">.Trash-*</text:p>
      <text:p text:style-name="Preformatted_20_Text"/>
      <text:p text:style-name="Preformatted_20_Text"># .nfs files are created when an open file is removed but is still being accessed</text:p>
      <text:p text:style-name="Preformatted_20_Text">.nfs*</text:p>
      <text:p text:style-name="Preformatted_20_Text"/>
      <text:p text:style-name="Preformatted_20_Text">### Node ###</text:p>
      <text:p text:style-name="Preformatted_20_Text"># Logs</text:p>
      <text:p text:style-name="Preformatted_20_Text">logs</text:p>
      <text:p text:style-name="Preformatted_20_Text">npm-debug.log*</text:p>
      <text:p text:style-name="Preformatted_20_Text">yarn-debug.log*</text:p>
      <text:p text:style-name="Preformatted_20_Text">yarn-error.log*</text:p>
      <text:p text:style-name="Preformatted_20_Text">lerna-debug.log*</text:p>
      <text:p text:style-name="Preformatted_20_Text">.pnpm-debug.log*</text:p>
      <text:p text:style-name="Preformatted_20_Text"/>
      <text:p text:style-name="Preformatted_20_Text"># Diagnostic reports (https://nodejs.org/api/report.html)</text:p>
      <text:p text:style-name="Preformatted_20_Text">report.[0-9]*.[0-9]*.[0-9]*.[0-9]*.json</text:p>
      <text:p text:style-name="Preformatted_20_Text"/>
      <text:p text:style-name="Preformatted_20_Text"># Runtime data</text:p>
      <text:p text:style-name="Preformatted_20_Text">pids</text:p>
      <text:p text:style-name="Preformatted_20_Text">*.pid</text:p>
      <text:p text:style-name="Preformatted_20_Text">*.seed</text:p>
      <text:p text:style-name="Preformatted_20_Text">*.pid.lock</text:p>
      <text:p text:style-name="Preformatted_20_Text"/>
      <text:p text:style-name="Preformatted_20_Text"># Directory for instrumented libs generated by jscoverage/JSCover</text:p>
      <text:p text:style-name="Preformatted_20_Text">lib-cov</text:p>
      <text:p text:style-name="Preformatted_20_Text"/>
      <text:p text:style-name="Preformatted_20_Text"># Coverage directory used by tools like istanbul</text:p>
      <text:p text:style-name="Preformatted_20_Text">coverage</text:p>
      <text:p text:style-name="Preformatted_20_Text">*.lcov</text:p>
      <text:p text:style-name="Preformatted_20_Text"/>
      <text:p text:style-name="Preformatted_20_Text"># nyc test coverage</text:p>
      <text:p text:style-name="Preformatted_20_Text"><text:soft-page-break/>.nyc_output</text:p>
      <text:p text:style-name="Preformatted_20_Text"/>
      <text:p text:style-name="Preformatted_20_Text"># Grunt intermediate storage (https://gruntjs.com/creating-plugins#storing-task-files)</text:p>
      <text:p text:style-name="Preformatted_20_Text">.grunt</text:p>
      <text:p text:style-name="Preformatted_20_Text"/>
      <text:p text:style-name="Preformatted_20_Text"># Bower dependency directory (https://bower.io/)</text:p>
      <text:p text:style-name="Preformatted_20_Text">bower_components</text:p>
      <text:p text:style-name="Preformatted_20_Text"/>
      <text:p text:style-name="Preformatted_20_Text"># node-waf configuration</text:p>
      <text:p text:style-name="Preformatted_20_Text">.lock-wscript</text:p>
      <text:p text:style-name="Preformatted_20_Text"/>
      <text:p text:style-name="Preformatted_20_Text"># Compiled binary addons (https://nodejs.org/api/addons.html)</text:p>
      <text:p text:style-name="Preformatted_20_Text">build/Release</text:p>
      <text:p text:style-name="Preformatted_20_Text"/>
      <text:p text:style-name="Preformatted_20_Text"># Dependency directories</text:p>
      <text:p text:style-name="Preformatted_20_Text">node_modules/</text:p>
      <text:p text:style-name="Preformatted_20_Text">jspm_packages/</text:p>
      <text:p text:style-name="Preformatted_20_Text"/>
      <text:p text:style-name="Preformatted_20_Text"># Snowpack dependency directory (https://snowpack.dev/)</text:p>
      <text:p text:style-name="Preformatted_20_Text">web_modules/</text:p>
      <text:p text:style-name="Preformatted_20_Text"/>
      <text:p text:style-name="Preformatted_20_Text"># TypeScript cache</text:p>
      <text:p text:style-name="Preformatted_20_Text">*.tsbuildinfo</text:p>
      <text:p text:style-name="Preformatted_20_Text"/>
      <text:p text:style-name="Preformatted_20_Text"># Optional npm cache directory</text:p>
      <text:p text:style-name="Preformatted_20_Text">.npm</text:p>
      <text:p text:style-name="Preformatted_20_Text"/>
      <text:p text:style-name="Preformatted_20_Text"># Optional eslint cache</text:p>
      <text:p text:style-name="Preformatted_20_Text">.eslintcache</text:p>
      <text:p text:style-name="Preformatted_20_Text"/>
      <text:p text:style-name="Preformatted_20_Text"># Optional stylelint cache</text:p>
      <text:p text:style-name="Preformatted_20_Text">.stylelintcache</text:p>
      <text:p text:style-name="Preformatted_20_Text"/>
      <text:p text:style-name="Preformatted_20_Text"># Microbundle cache</text:p>
      <text:p text:style-name="Preformatted_20_Text">.rpt2_cache/</text:p>
      <text:p text:style-name="Preformatted_20_Text">.rts2_cache_cjs/</text:p>
      <text:p text:style-name="Preformatted_20_Text">.rts2_cache_es/</text:p>
      <text:p text:style-name="Preformatted_20_Text">.rts2_cache_umd/</text:p>
      <text:p text:style-name="Preformatted_20_Text"/>
      <text:p text:style-name="Preformatted_20_Text"># Optional REPL history</text:p>
      <text:p text:style-name="Preformatted_20_Text">.node_repl_history</text:p>
      <text:p text:style-name="Preformatted_20_Text"/>
      <text:p text:style-name="Preformatted_20_Text"># Output of 'npm pack'</text:p>
      <text:p text:style-name="Preformatted_20_Text"/>
      <text:p text:style-name="Preformatted_20_Text"># Yarn Integrity file</text:p>
      <text:p text:style-name="Preformatted_20_Text">.yarn-integrity</text:p>
      <text:p text:style-name="Preformatted_20_Text"/>
      <text:p text:style-name="Preformatted_20_Text"># dotenv environment variable files</text:p>
      <text:p text:style-name="Preformatted_20_Text">.env</text:p>
      <text:p text:style-name="Preformatted_20_Text">.env.development.local</text:p>
      <text:p text:style-name="Preformatted_20_Text">.env.test.local</text:p>
      <text:p text:style-name="Preformatted_20_Text">.env.production.local</text:p>
      <text:p text:style-name="Preformatted_20_Text">.env.local</text:p>
      <text:p text:style-name="Preformatted_20_Text"/>
      <text:p text:style-name="Preformatted_20_Text"># parcel-bundler cache (https://parceljs.org/)</text:p>
      <text:p text:style-name="Preformatted_20_Text">.cache</text:p>
      <text:p text:style-name="Preformatted_20_Text">.parcel-cache</text:p>
      <text:p text:style-name="Preformatted_20_Text"/>
      <text:p text:style-name="Preformatted_20_Text"># Next.js build output</text:p>
      <text:p text:style-name="Preformatted_20_Text">.next</text:p>
      <text:p text:style-name="Preformatted_20_Text">out</text:p>
      <text:p text:style-name="Preformatted_20_Text"/>
      <text:p text:style-name="Preformatted_20_Text"># Nuxt.js build / generate output</text:p>
      <text:p text:style-name="Preformatted_20_Text"><text:soft-page-break/>.nuxt</text:p>
      <text:p text:style-name="Preformatted_20_Text">dist</text:p>
      <text:p text:style-name="Preformatted_20_Text"/>
      <text:p text:style-name="Preformatted_20_Text"># Gatsby files</text:p>
      <text:p text:style-name="Preformatted_20_Text">.cache/</text:p>
      <text:p text:style-name="Preformatted_20_Text"># Comment in the public line in if your project uses Gatsby and not Next.js</text:p>
      <text:p text:style-name="Preformatted_20_Text"># https://nextjs.org/blog/next-9-1#public-directory-support</text:p>
      <text:p text:style-name="Preformatted_20_Text"># public</text:p>
      <text:p text:style-name="Preformatted_20_Text"/>
      <text:p text:style-name="Preformatted_20_Text"># vuepress build output</text:p>
      <text:p text:style-name="Preformatted_20_Text">.vuepress/dist</text:p>
      <text:p text:style-name="Preformatted_20_Text"/>
      <text:p text:style-name="Preformatted_20_Text"># vuepress v2.x temp and cache directory</text:p>
      <text:p text:style-name="Preformatted_20_Text">.temp</text:p>
      <text:p text:style-name="Preformatted_20_Text"/>
      <text:p text:style-name="Preformatted_20_Text"># Docusaurus cache and generated files</text:p>
      <text:p text:style-name="Preformatted_20_Text">.docusaurus</text:p>
      <text:p text:style-name="Preformatted_20_Text"/>
      <text:p text:style-name="Preformatted_20_Text"># Serverless directories</text:p>
      <text:p text:style-name="Preformatted_20_Text">.serverless/</text:p>
      <text:p text:style-name="Preformatted_20_Text"/>
      <text:p text:style-name="Preformatted_20_Text"># FuseBox cache</text:p>
      <text:p text:style-name="Preformatted_20_Text">.fusebox/</text:p>
      <text:p text:style-name="Preformatted_20_Text"/>
      <text:p text:style-name="Preformatted_20_Text"># DynamoDB Local files</text:p>
      <text:p text:style-name="Preformatted_20_Text">.dynamodb/</text:p>
      <text:p text:style-name="Preformatted_20_Text"/>
      <text:p text:style-name="Preformatted_20_Text"># TernJS port file</text:p>
      <text:p text:style-name="Preformatted_20_Text">.tern-port</text:p>
      <text:p text:style-name="Preformatted_20_Text"/>
      <text:p text:style-name="Preformatted_20_Text"># Stores VSCode versions used for testing VSCode extensions</text:p>
      <text:p text:style-name="Preformatted_20_Text">.vscode-test</text:p>
      <text:p text:style-name="Preformatted_20_Text"/>
      <text:p text:style-name="Preformatted_20_Text"># yarn v2</text:p>
      <text:p text:style-name="Preformatted_20_Text">.yarn/cache</text:p>
      <text:p text:style-name="Preformatted_20_Text">.yarn/unplugged</text:p>
      <text:p text:style-name="Preformatted_20_Text">.yarn/build-state.yml</text:p>
      <text:p text:style-name="Preformatted_20_Text">.yarn/install-state.gz</text:p>
      <text:p text:style-name="Preformatted_20_Text">.pnp.*</text:p>
      <text:p text:style-name="Preformatted_20_Text"/>
      <text:p text:style-name="Preformatted_20_Text">### Node Patch ###</text:p>
      <text:p text:style-name="Preformatted_20_Text"># Serverless Webpack directories</text:p>
      <text:p text:style-name="Preformatted_20_Text">.webpack/</text:p>
      <text:p text:style-name="Preformatted_20_Text"/>
      <text:p text:style-name="Preformatted_20_Text"># Optional stylelint cache</text:p>
      <text:p text:style-name="Preformatted_20_Text"/>
      <text:p text:style-name="Preformatted_20_Text"># SvelteKit build / generate output</text:p>
      <text:p text:style-name="Preformatted_20_Text">.svelte-kit</text:p>
      <text:p text:style-name="Preformatted_20_Text"/>
      <text:p text:style-name="Preformatted_20_Text">### PhpStorm ###</text:p>
      <text:p text:style-name="Preformatted_20_Text"># Covers JetBrains IDEs: IntelliJ, RubyMine, PhpStorm, AppCode, PyCharm, CLion, Android Studio, WebStorm and Rider</text:p>
      <text:p text:style-name="Preformatted_20_Text"># Reference: https://intellij-support.jetbrains.com/hc/en-us/articles/206544839</text:p>
      <text:p text:style-name="Preformatted_20_Text"/>
      <text:p text:style-name="Preformatted_20_Text"># User-specific stuff</text:p>
      <text:p text:style-name="Preformatted_20_Text">.idea/**/workspace.xml</text:p>
      <text:p text:style-name="Preformatted_20_Text">.idea/**/tasks.xml</text:p>
      <text:p text:style-name="Preformatted_20_Text">.idea/**/usage.statistics.xml</text:p>
      <text:p text:style-name="Preformatted_20_Text">.idea/**/dictionaries</text:p>
      <text:p text:style-name="Preformatted_20_Text">.idea/**/shelf</text:p>
      <text:p text:style-name="Preformatted_20_Text"/>
      <text:p text:style-name="Preformatted_20_Text"># AWS User-specific</text:p>
      <text:p text:style-name="Preformatted_20_Text">.idea/**/aws.xml</text:p>
      <text:p text:style-name="Preformatted_20_Text"/>
      <text:p text:style-name="Preformatted_20_Text"><text:soft-page-break/># Generated files</text:p>
      <text:p text:style-name="Preformatted_20_Text">.idea/**/contentModel.xml</text:p>
      <text:p text:style-name="Preformatted_20_Text"/>
      <text:p text:style-name="Preformatted_20_Text"># Sensitive or high-churn files</text:p>
      <text:p text:style-name="Preformatted_20_Text">.idea/**/dataSources/</text:p>
      <text:p text:style-name="Preformatted_20_Text">.idea/**/dataSources.ids</text:p>
      <text:p text:style-name="Preformatted_20_Text">.idea/**/dataSources.local.xml</text:p>
      <text:p text:style-name="Preformatted_20_Text">.idea/**/sqlDataSources.xml</text:p>
      <text:p text:style-name="Preformatted_20_Text">.idea/**/dynamic.xml</text:p>
      <text:p text:style-name="Preformatted_20_Text">.idea/**/uiDesigner.xml</text:p>
      <text:p text:style-name="Preformatted_20_Text">.idea/**/dbnavigator.xml</text:p>
      <text:p text:style-name="Preformatted_20_Text"/>
      <text:p text:style-name="Preformatted_20_Text"># Gradle</text:p>
      <text:p text:style-name="Preformatted_20_Text">.idea/**/gradle.xml</text:p>
      <text:p text:style-name="Preformatted_20_Text">.idea/**/libraries</text:p>
      <text:p text:style-name="Preformatted_20_Text"/>
      <text:p text:style-name="Preformatted_20_Text"># Gradle and Maven with auto-import</text:p>
      <text:p text:style-name="Preformatted_20_Text"># When using Gradle or Maven with auto-import, you should exclude module files,</text:p>
      <text:p text:style-name="Preformatted_20_Text"># since they will be recreated, and may cause churn. <text:s/>Uncomment if using</text:p>
      <text:p text:style-name="Preformatted_20_Text"># auto-import.</text:p>
      <text:p text:style-name="Preformatted_20_Text"># .idea/artifacts</text:p>
      <text:p text:style-name="Preformatted_20_Text"># .idea/compiler.xml</text:p>
      <text:p text:style-name="Preformatted_20_Text"># .idea/jarRepositories.xml</text:p>
      <text:p text:style-name="Preformatted_20_Text"># .idea/modules.xml</text:p>
      <text:p text:style-name="Preformatted_20_Text"># .idea/*.iml</text:p>
      <text:p text:style-name="Preformatted_20_Text"># .idea/modules</text:p>
      <text:p text:style-name="Preformatted_20_Text"># *.iml</text:p>
      <text:p text:style-name="Preformatted_20_Text"># *.ipr</text:p>
      <text:p text:style-name="Preformatted_20_Text"/>
      <text:p text:style-name="Preformatted_20_Text"># CMake</text:p>
      <text:p text:style-name="Preformatted_20_Text">cmake-build-*/</text:p>
      <text:p text:style-name="Preformatted_20_Text"/>
      <text:p text:style-name="Preformatted_20_Text"># Mongo Explorer plugin</text:p>
      <text:p text:style-name="Preformatted_20_Text">.idea/**/mongoSettings.xml</text:p>
      <text:p text:style-name="Preformatted_20_Text"/>
      <text:p text:style-name="Preformatted_20_Text"># File-based project format</text:p>
      <text:p text:style-name="Preformatted_20_Text">*.iws</text:p>
      <text:p text:style-name="Preformatted_20_Text"/>
      <text:p text:style-name="Preformatted_20_Text"># IntelliJ</text:p>
      <text:p text:style-name="Preformatted_20_Text">out/</text:p>
      <text:p text:style-name="Preformatted_20_Text"/>
      <text:p text:style-name="Preformatted_20_Text"># mpeltonen/sbt-idea plugin</text:p>
      <text:p text:style-name="Preformatted_20_Text">.idea_modules/</text:p>
      <text:p text:style-name="Preformatted_20_Text"/>
      <text:p text:style-name="Preformatted_20_Text"># JIRA plugin</text:p>
      <text:p text:style-name="Preformatted_20_Text">atlassian-ide-plugin.xml</text:p>
      <text:p text:style-name="Preformatted_20_Text"/>
      <text:p text:style-name="Preformatted_20_Text"># Cursive Clojure plugin</text:p>
      <text:p text:style-name="Preformatted_20_Text">.idea/replstate.xml</text:p>
      <text:p text:style-name="Preformatted_20_Text"/>
      <text:p text:style-name="Preformatted_20_Text"># SonarLint plugin</text:p>
      <text:p text:style-name="Preformatted_20_Text">.idea/sonarlint/</text:p>
      <text:p text:style-name="Preformatted_20_Text"/>
      <text:p text:style-name="Preformatted_20_Text"># Crashlytics plugin (for Android Studio and IntelliJ)</text:p>
      <text:p text:style-name="Preformatted_20_Text">com_crashlytics_export_strings.xml</text:p>
      <text:p text:style-name="Preformatted_20_Text">crashlytics.properties</text:p>
      <text:p text:style-name="Preformatted_20_Text">crashlytics-build.properties</text:p>
      <text:p text:style-name="Preformatted_20_Text">fabric.properties</text:p>
      <text:p text:style-name="Preformatted_20_Text"/>
      <text:p text:style-name="Preformatted_20_Text"># Editor-based Rest Client</text:p>
      <text:p text:style-name="Preformatted_20_Text">.idea/httpRequests</text:p>
      <text:p text:style-name="Preformatted_20_Text"/>
      <text:p text:style-name="Preformatted_20_Text"># Android studio 3.1+ serialized cache file</text:p>
      <text:p text:style-name="Preformatted_20_Text">.idea/caches/build_file_checksums.ser</text:p>
      <text:p text:style-name="Preformatted_20_Text"><text:soft-page-break/></text:p>
      <text:p text:style-name="Preformatted_20_Text">### PhpStorm Patch ###</text:p>
      <text:p text:style-name="Preformatted_20_Text"># Comment Reason: https://github.com/joeblau/gitignore.io/issues/186#issuecomment-215987721</text:p>
      <text:p text:style-name="Preformatted_20_Text"/>
      <text:p text:style-name="Preformatted_20_Text"># *.iml</text:p>
      <text:p text:style-name="Preformatted_20_Text"># modules.xml</text:p>
      <text:p text:style-name="Preformatted_20_Text"># .idea/misc.xml</text:p>
      <text:p text:style-name="Preformatted_20_Text"># *.ipr</text:p>
      <text:p text:style-name="Preformatted_20_Text"/>
      <text:p text:style-name="Preformatted_20_Text"># Sonarlint plugin</text:p>
      <text:p text:style-name="Preformatted_20_Text"># https://plugins.jetbrains.com/plugin/7973-sonarlint</text:p>
      <text:p text:style-name="Preformatted_20_Text">.idea/**/sonarlint/</text:p>
      <text:p text:style-name="Preformatted_20_Text"/>
      <text:p text:style-name="Preformatted_20_Text"># SonarQube Plugin</text:p>
      <text:p text:style-name="Preformatted_20_Text"># https://plugins.jetbrains.com/plugin/7238-sonarqube-community-plugin</text:p>
      <text:p text:style-name="Preformatted_20_Text">.idea/**/sonarIssues.xml</text:p>
      <text:p text:style-name="Preformatted_20_Text"/>
      <text:p text:style-name="Preformatted_20_Text"># Markdown Navigator plugin</text:p>
      <text:p text:style-name="Preformatted_20_Text"># https://plugins.jetbrains.com/plugin/7896-markdown-navigator-enhanced</text:p>
      <text:p text:style-name="Preformatted_20_Text">.idea/**/markdown-navigator.xml</text:p>
      <text:p text:style-name="Preformatted_20_Text">.idea/**/markdown-navigator-enh.xml</text:p>
      <text:p text:style-name="Preformatted_20_Text">.idea/**/markdown-navigator/</text:p>
      <text:p text:style-name="Preformatted_20_Text"/>
      <text:p text:style-name="Preformatted_20_Text"># Cache file creation bug</text:p>
      <text:p text:style-name="Preformatted_20_Text"># See https://youtrack.jetbrains.com/issue/JBR-2257</text:p>
      <text:p text:style-name="Preformatted_20_Text">.idea/$CACHE_FILE$</text:p>
      <text:p text:style-name="Preformatted_20_Text"/>
      <text:p text:style-name="Preformatted_20_Text"># CodeStream plugin</text:p>
      <text:p text:style-name="Preformatted_20_Text"># https://plugins.jetbrains.com/plugin/12206-codestream</text:p>
      <text:p text:style-name="Preformatted_20_Text">.idea/codestream.xml</text:p>
      <text:p text:style-name="Preformatted_20_Text"/>
      <text:p text:style-name="Preformatted_20_Text"># Azure Toolkit for IntelliJ plugin</text:p>
      <text:p text:style-name="Preformatted_20_Text"># https://plugins.jetbrains.com/plugin/8053-azure-toolkit-for-intellij</text:p>
      <text:p text:style-name="Preformatted_20_Text">.idea/**/azureSettings.xml</text:p>
      <text:p text:style-name="Preformatted_20_Text"/>
      <text:p text:style-name="P1"># End of https://www.toptal.com/developers/gitignore/api/phpstorm,linux,archlinuxpackages,node</text:p>
      <text:p text:style-name="P2"># Created by https://www.toptal.com/developers/gitignore/api/phpstorm,linux,archlinuxpackages,node</text:p>
      <text:p text:style-name="Preformatted_20_Text"># Edit at https://www.toptal.com/developers/gitignore?templates=phpstorm,linux,archlinuxpackages,node</text:p>
      <text:p text:style-name="Preformatted_20_Text"/>
      <text:p text:style-name="Preformatted_20_Text">### ArchLinuxPackages ###</text:p>
      <text:p text:style-name="Preformatted_20_Text">*.tar</text:p>
      <text:p text:style-name="Preformatted_20_Text">*.tar.*</text:p>
      <text:p text:style-name="Preformatted_20_Text">*.jar</text:p>
      <text:p text:style-name="Preformatted_20_Text">*.exe</text:p>
      <text:p text:style-name="Preformatted_20_Text">*.msi</text:p>
      <text:p text:style-name="Preformatted_20_Text">*.zip</text:p>
      <text:p text:style-name="Preformatted_20_Text">*.tgz</text:p>
      <text:p text:style-name="Preformatted_20_Text">*.log</text:p>
      <text:p text:style-name="Preformatted_20_Text">*.log.*</text:p>
      <text:p text:style-name="Preformatted_20_Text">*.sig</text:p>
      <text:p text:style-name="Preformatted_20_Text"/>
      <text:p text:style-name="Preformatted_20_Text">pkg/</text:p>
      <text:p text:style-name="Preformatted_20_Text">src/</text:p>
      <text:p text:style-name="Preformatted_20_Text"/>
      <text:p text:style-name="Preformatted_20_Text">### Linux ###</text:p>
      <text:p text:style-name="Preformatted_20_Text">*~</text:p>
      <text:p text:style-name="Preformatted_20_Text"><text:soft-page-break/></text:p>
      <text:p text:style-name="Preformatted_20_Text"># temporary files which can be created if a process still has a handle open of a deleted file</text:p>
      <text:p text:style-name="Preformatted_20_Text">.fuse_hidden*</text:p>
      <text:p text:style-name="Preformatted_20_Text"/>
      <text:p text:style-name="Preformatted_20_Text"># KDE directory preferences</text:p>
      <text:p text:style-name="Preformatted_20_Text">.directory</text:p>
      <text:p text:style-name="Preformatted_20_Text"/>
      <text:p text:style-name="Preformatted_20_Text"># Linux trash folder which might appear on any partition or disk</text:p>
      <text:p text:style-name="Preformatted_20_Text">.Trash-*</text:p>
      <text:p text:style-name="Preformatted_20_Text"/>
      <text:p text:style-name="Preformatted_20_Text"># .nfs files are created when an open file is removed but is still being accessed</text:p>
      <text:p text:style-name="Preformatted_20_Text">.nfs*</text:p>
      <text:p text:style-name="Preformatted_20_Text"/>
      <text:p text:style-name="Preformatted_20_Text">### Node ###</text:p>
      <text:p text:style-name="Preformatted_20_Text"># Logs</text:p>
      <text:p text:style-name="Preformatted_20_Text">logs</text:p>
      <text:p text:style-name="Preformatted_20_Text">npm-debug.log*</text:p>
      <text:p text:style-name="Preformatted_20_Text">yarn-debug.log*</text:p>
      <text:p text:style-name="Preformatted_20_Text">yarn-error.log*</text:p>
      <text:p text:style-name="Preformatted_20_Text">lerna-debug.log*</text:p>
      <text:p text:style-name="Preformatted_20_Text">.pnpm-debug.log*</text:p>
      <text:p text:style-name="Preformatted_20_Text"/>
      <text:p text:style-name="Preformatted_20_Text"># Diagnostic reports (https://nodejs.org/api/report.html)</text:p>
      <text:p text:style-name="Preformatted_20_Text">report.[0-9]*.[0-9]*.[0-9]*.[0-9]*.json</text:p>
      <text:p text:style-name="Preformatted_20_Text"/>
      <text:p text:style-name="Preformatted_20_Text"># Runtime data</text:p>
      <text:p text:style-name="Preformatted_20_Text">pids</text:p>
      <text:p text:style-name="Preformatted_20_Text">*.pid</text:p>
      <text:p text:style-name="Preformatted_20_Text">*.seed</text:p>
      <text:p text:style-name="Preformatted_20_Text">*.pid.lock</text:p>
      <text:p text:style-name="Preformatted_20_Text"/>
      <text:p text:style-name="Preformatted_20_Text"># Directory for instrumented libs generated by jscoverage/JSCover</text:p>
      <text:p text:style-name="Preformatted_20_Text">lib-cov</text:p>
      <text:p text:style-name="Preformatted_20_Text"/>
      <text:p text:style-name="Preformatted_20_Text"># Coverage directory used by tools like istanbul</text:p>
      <text:p text:style-name="Preformatted_20_Text">coverage</text:p>
      <text:p text:style-name="Preformatted_20_Text">*.lcov</text:p>
      <text:p text:style-name="Preformatted_20_Text"/>
      <text:p text:style-name="Preformatted_20_Text"># nyc test coverage</text:p>
      <text:p text:style-name="Preformatted_20_Text">.nyc_output</text:p>
      <text:p text:style-name="Preformatted_20_Text"/>
      <text:p text:style-name="Preformatted_20_Text"># Grunt intermediate storage (https://gruntjs.com/creating-plugins#storing-task-files)</text:p>
      <text:p text:style-name="Preformatted_20_Text">.grunt</text:p>
      <text:p text:style-name="Preformatted_20_Text"/>
      <text:p text:style-name="Preformatted_20_Text"># Bower dependency directory (https://bower.io/)</text:p>
      <text:p text:style-name="Preformatted_20_Text">bower_components</text:p>
      <text:p text:style-name="Preformatted_20_Text"/>
      <text:p text:style-name="Preformatted_20_Text"># node-waf configuration</text:p>
      <text:p text:style-name="Preformatted_20_Text">.lock-wscript</text:p>
      <text:p text:style-name="Preformatted_20_Text"/>
      <text:p text:style-name="Preformatted_20_Text"># Compiled binary addons (https://nodejs.org/api/addons.html)</text:p>
      <text:p text:style-name="Preformatted_20_Text">build/Release</text:p>
      <text:p text:style-name="Preformatted_20_Text"/>
      <text:p text:style-name="Preformatted_20_Text"># Dependency directories</text:p>
      <text:p text:style-name="Preformatted_20_Text">node_modules/</text:p>
      <text:p text:style-name="Preformatted_20_Text">jspm_packages/</text:p>
      <text:p text:style-name="Preformatted_20_Text"/>
      <text:p text:style-name="Preformatted_20_Text"># Snowpack dependency directory (https://snowpack.dev/)</text:p>
      <text:p text:style-name="Preformatted_20_Text">web_modules/</text:p>
      <text:p text:style-name="Preformatted_20_Text"/>
      <text:p text:style-name="Preformatted_20_Text"># TypeScript cache</text:p>
      <text:p text:style-name="Preformatted_20_Text"><text:soft-page-break/>*.tsbuildinfo</text:p>
      <text:p text:style-name="Preformatted_20_Text"/>
      <text:p text:style-name="Preformatted_20_Text"># Optional npm cache directory</text:p>
      <text:p text:style-name="Preformatted_20_Text">.npm</text:p>
      <text:p text:style-name="Preformatted_20_Text"/>
      <text:p text:style-name="Preformatted_20_Text"># Optional eslint cache</text:p>
      <text:p text:style-name="Preformatted_20_Text">.eslintcache</text:p>
      <text:p text:style-name="Preformatted_20_Text"/>
      <text:p text:style-name="Preformatted_20_Text"># Optional stylelint cache</text:p>
      <text:p text:style-name="Preformatted_20_Text">.stylelintcache</text:p>
      <text:p text:style-name="Preformatted_20_Text"/>
      <text:p text:style-name="Preformatted_20_Text"># Microbundle cache</text:p>
      <text:p text:style-name="Preformatted_20_Text">.rpt2_cache/</text:p>
      <text:p text:style-name="Preformatted_20_Text">.rts2_cache_cjs/</text:p>
      <text:p text:style-name="Preformatted_20_Text">.rts2_cache_es/</text:p>
      <text:p text:style-name="Preformatted_20_Text">.rts2_cache_umd/</text:p>
      <text:p text:style-name="Preformatted_20_Text"/>
      <text:p text:style-name="Preformatted_20_Text"># Optional REPL history</text:p>
      <text:p text:style-name="Preformatted_20_Text">.node_repl_history</text:p>
      <text:p text:style-name="Preformatted_20_Text"/>
      <text:p text:style-name="Preformatted_20_Text"># Output of 'npm pack'</text:p>
      <text:p text:style-name="Preformatted_20_Text"/>
      <text:p text:style-name="Preformatted_20_Text"># Yarn Integrity file</text:p>
      <text:p text:style-name="Preformatted_20_Text">.yarn-integrity</text:p>
      <text:p text:style-name="Preformatted_20_Text"/>
      <text:p text:style-name="Preformatted_20_Text"># dotenv environment variable files</text:p>
      <text:p text:style-name="Preformatted_20_Text">.env</text:p>
      <text:p text:style-name="Preformatted_20_Text">.env.development.local</text:p>
      <text:p text:style-name="Preformatted_20_Text">.env.test.local</text:p>
      <text:p text:style-name="Preformatted_20_Text">.env.production.local</text:p>
      <text:p text:style-name="Preformatted_20_Text">.env.local</text:p>
      <text:p text:style-name="Preformatted_20_Text"/>
      <text:p text:style-name="Preformatted_20_Text"># parcel-bundler cache (https://parceljs.org/)</text:p>
      <text:p text:style-name="Preformatted_20_Text">.cache</text:p>
      <text:p text:style-name="Preformatted_20_Text">.parcel-cache</text:p>
      <text:p text:style-name="Preformatted_20_Text"/>
      <text:p text:style-name="Preformatted_20_Text"># Next.js build output</text:p>
      <text:p text:style-name="Preformatted_20_Text">.next</text:p>
      <text:p text:style-name="Preformatted_20_Text">out</text:p>
      <text:p text:style-name="Preformatted_20_Text"/>
      <text:p text:style-name="Preformatted_20_Text"># Nuxt.js build / generate output</text:p>
      <text:p text:style-name="Preformatted_20_Text">.nuxt</text:p>
      <text:p text:style-name="Preformatted_20_Text">dist</text:p>
      <text:p text:style-name="Preformatted_20_Text"/>
      <text:p text:style-name="Preformatted_20_Text"># Gatsby files</text:p>
      <text:p text:style-name="Preformatted_20_Text">.cache/</text:p>
      <text:p text:style-name="Preformatted_20_Text"># Comment in the public line in if your project uses Gatsby and not Next.js</text:p>
      <text:p text:style-name="Preformatted_20_Text"># https://nextjs.org/blog/next-9-1#public-directory-support</text:p>
      <text:p text:style-name="Preformatted_20_Text"># public</text:p>
      <text:p text:style-name="Preformatted_20_Text"/>
      <text:p text:style-name="Preformatted_20_Text"># vuepress build output</text:p>
      <text:p text:style-name="Preformatted_20_Text">.vuepress/dist</text:p>
      <text:p text:style-name="Preformatted_20_Text"/>
      <text:p text:style-name="Preformatted_20_Text"># vuepress v2.x temp and cache directory</text:p>
      <text:p text:style-name="Preformatted_20_Text">.temp</text:p>
      <text:p text:style-name="Preformatted_20_Text"/>
      <text:p text:style-name="Preformatted_20_Text"># Docusaurus cache and generated files</text:p>
      <text:p text:style-name="Preformatted_20_Text">.docusaurus</text:p>
      <text:p text:style-name="Preformatted_20_Text"/>
      <text:p text:style-name="Preformatted_20_Text"># Serverless directories</text:p>
      <text:p text:style-name="Preformatted_20_Text">.serverless/</text:p>
      <text:p text:style-name="Preformatted_20_Text"/>
      <text:p text:style-name="Preformatted_20_Text"># FuseBox cache</text:p>
      <text:p text:style-name="Preformatted_20_Text">.fusebox/</text:p>
      <text:p text:style-name="Preformatted_20_Text"><text:soft-page-break/></text:p>
      <text:p text:style-name="Preformatted_20_Text"># DynamoDB Local files</text:p>
      <text:p text:style-name="Preformatted_20_Text">.dynamodb/</text:p>
      <text:p text:style-name="Preformatted_20_Text"/>
      <text:p text:style-name="Preformatted_20_Text"># TernJS port file</text:p>
      <text:p text:style-name="Preformatted_20_Text">.tern-port</text:p>
      <text:p text:style-name="Preformatted_20_Text"/>
      <text:p text:style-name="Preformatted_20_Text"># Stores VSCode versions used for testing VSCode extensions</text:p>
      <text:p text:style-name="Preformatted_20_Text">.vscode-test</text:p>
      <text:p text:style-name="Preformatted_20_Text"/>
      <text:p text:style-name="Preformatted_20_Text"># yarn v2</text:p>
      <text:p text:style-name="Preformatted_20_Text">.yarn/cache</text:p>
      <text:p text:style-name="Preformatted_20_Text">.yarn/unplugged</text:p>
      <text:p text:style-name="Preformatted_20_Text">.yarn/build-state.yml</text:p>
      <text:p text:style-name="Preformatted_20_Text">.yarn/install-state.gz</text:p>
      <text:p text:style-name="Preformatted_20_Text">.pnp.*</text:p>
      <text:p text:style-name="Preformatted_20_Text"/>
      <text:p text:style-name="Preformatted_20_Text">### Node Patch ###</text:p>
      <text:p text:style-name="Preformatted_20_Text"># Serverless Webpack directories</text:p>
      <text:p text:style-name="Preformatted_20_Text">.webpack/</text:p>
      <text:p text:style-name="Preformatted_20_Text"/>
      <text:p text:style-name="Preformatted_20_Text"># Optional stylelint cache</text:p>
      <text:p text:style-name="Preformatted_20_Text"/>
      <text:p text:style-name="Preformatted_20_Text"># SvelteKit build / generate output</text:p>
      <text:p text:style-name="Preformatted_20_Text">.svelte-kit</text:p>
      <text:p text:style-name="Preformatted_20_Text"/>
      <text:p text:style-name="Preformatted_20_Text">### PhpStorm ###</text:p>
      <text:p text:style-name="Preformatted_20_Text"># Covers JetBrains IDEs: IntelliJ, RubyMine, PhpStorm, AppCode, PyCharm, CLion, Android Studio, WebStorm and Rider</text:p>
      <text:p text:style-name="Preformatted_20_Text"># Reference: https://intellij-support.jetbrains.com/hc/en-us/articles/206544839</text:p>
      <text:p text:style-name="Preformatted_20_Text"/>
      <text:p text:style-name="Preformatted_20_Text"># User-specific stuff</text:p>
      <text:p text:style-name="Preformatted_20_Text">.idea/**/workspace.xml</text:p>
      <text:p text:style-name="Preformatted_20_Text">.idea/**/tasks.xml</text:p>
      <text:p text:style-name="Preformatted_20_Text">.idea/**/usage.statistics.xml</text:p>
      <text:p text:style-name="Preformatted_20_Text">.idea/**/dictionaries</text:p>
      <text:p text:style-name="Preformatted_20_Text">.idea/**/shelf</text:p>
      <text:p text:style-name="Preformatted_20_Text"/>
      <text:p text:style-name="Preformatted_20_Text"># AWS User-specific</text:p>
      <text:p text:style-name="Preformatted_20_Text">.idea/**/aws.xml</text:p>
      <text:p text:style-name="Preformatted_20_Text"/>
      <text:p text:style-name="Preformatted_20_Text"># Generated files</text:p>
      <text:p text:style-name="Preformatted_20_Text">.idea/**/contentModel.xml</text:p>
      <text:p text:style-name="Preformatted_20_Text"/>
      <text:p text:style-name="Preformatted_20_Text"># Sensitive or high-churn files</text:p>
      <text:p text:style-name="Preformatted_20_Text">.idea/**/dataSources/</text:p>
      <text:p text:style-name="Preformatted_20_Text">.idea/**/dataSources.ids</text:p>
      <text:p text:style-name="Preformatted_20_Text">.idea/**/dataSources.local.xml</text:p>
      <text:p text:style-name="Preformatted_20_Text">.idea/**/sqlDataSources.xml</text:p>
      <text:p text:style-name="Preformatted_20_Text">.idea/**/dynamic.xml</text:p>
      <text:p text:style-name="Preformatted_20_Text">.idea/**/uiDesigner.xml</text:p>
      <text:p text:style-name="Preformatted_20_Text">.idea/**/dbnavigator.xml</text:p>
      <text:p text:style-name="Preformatted_20_Text"/>
      <text:p text:style-name="Preformatted_20_Text"># Gradle</text:p>
      <text:p text:style-name="Preformatted_20_Text">.idea/**/gradle.xml</text:p>
      <text:p text:style-name="Preformatted_20_Text">.idea/**/libraries</text:p>
      <text:p text:style-name="Preformatted_20_Text"/>
      <text:p text:style-name="Preformatted_20_Text"># Gradle and Maven with auto-import</text:p>
      <text:p text:style-name="Preformatted_20_Text"># When using Gradle or Maven with auto-import, you should exclude module files,</text:p>
      <text:p text:style-name="Preformatted_20_Text"># since they will be recreated, and may cause churn. <text:s/>Uncomment if using</text:p>
      <text:p text:style-name="Preformatted_20_Text"># auto-import.</text:p>
      <text:p text:style-name="Preformatted_20_Text"># .idea/artifacts</text:p>
      <text:p text:style-name="Preformatted_20_Text"># .idea/compiler.xml</text:p>
      <text:p text:style-name="Preformatted_20_Text"># .idea/jarRepositories.xml</text:p>
      <text:p text:style-name="Preformatted_20_Text"><text:soft-page-break/># .idea/modules.xml</text:p>
      <text:p text:style-name="Preformatted_20_Text"># .idea/*.iml</text:p>
      <text:p text:style-name="Preformatted_20_Text"># .idea/modules</text:p>
      <text:p text:style-name="Preformatted_20_Text"># *.iml</text:p>
      <text:p text:style-name="Preformatted_20_Text"># *.ipr</text:p>
      <text:p text:style-name="Preformatted_20_Text"/>
      <text:p text:style-name="Preformatted_20_Text"># CMake</text:p>
      <text:p text:style-name="Preformatted_20_Text">cmake-build-*/</text:p>
      <text:p text:style-name="Preformatted_20_Text"/>
      <text:p text:style-name="Preformatted_20_Text"># Mongo Explorer plugin</text:p>
      <text:p text:style-name="Preformatted_20_Text">.idea/**/mongoSettings.xml</text:p>
      <text:p text:style-name="Preformatted_20_Text"/>
      <text:p text:style-name="Preformatted_20_Text"># File-based project format</text:p>
      <text:p text:style-name="Preformatted_20_Text">*.iws</text:p>
      <text:p text:style-name="Preformatted_20_Text"/>
      <text:p text:style-name="Preformatted_20_Text"># IntelliJ</text:p>
      <text:p text:style-name="Preformatted_20_Text">out/</text:p>
      <text:p text:style-name="Preformatted_20_Text"/>
      <text:p text:style-name="Preformatted_20_Text"># mpeltonen/sbt-idea plugin</text:p>
      <text:p text:style-name="Preformatted_20_Text">.idea_modules/</text:p>
      <text:p text:style-name="Preformatted_20_Text"/>
      <text:p text:style-name="Preformatted_20_Text"># JIRA plugin</text:p>
      <text:p text:style-name="Preformatted_20_Text">atlassian-ide-plugin.xml</text:p>
      <text:p text:style-name="Preformatted_20_Text"/>
      <text:p text:style-name="Preformatted_20_Text"># Cursive Clojure plugin</text:p>
      <text:p text:style-name="Preformatted_20_Text">.idea/replstate.xml</text:p>
      <text:p text:style-name="Preformatted_20_Text"/>
      <text:p text:style-name="Preformatted_20_Text"># SonarLint plugin</text:p>
      <text:p text:style-name="Preformatted_20_Text">.idea/sonarlint/</text:p>
      <text:p text:style-name="Preformatted_20_Text"/>
      <text:p text:style-name="Preformatted_20_Text"># Crashlytics plugin (for Android Studio and IntelliJ)</text:p>
      <text:p text:style-name="Preformatted_20_Text">com_crashlytics_export_strings.xml</text:p>
      <text:p text:style-name="Preformatted_20_Text">crashlytics.properties</text:p>
      <text:p text:style-name="Preformatted_20_Text">crashlytics-build.properties</text:p>
      <text:p text:style-name="Preformatted_20_Text">fabric.properties</text:p>
      <text:p text:style-name="Preformatted_20_Text"/>
      <text:p text:style-name="Preformatted_20_Text"># Editor-based Rest Client</text:p>
      <text:p text:style-name="Preformatted_20_Text">.idea/httpRequests</text:p>
      <text:p text:style-name="Preformatted_20_Text"/>
      <text:p text:style-name="Preformatted_20_Text"># Android studio 3.1+ serialized cache file</text:p>
      <text:p text:style-name="Preformatted_20_Text">.idea/caches/build_file_checksums.ser</text:p>
      <text:p text:style-name="Preformatted_20_Text"/>
      <text:p text:style-name="Preformatted_20_Text">### PhpStorm Patch ###</text:p>
      <text:p text:style-name="Preformatted_20_Text"># Comment Reason: https://github.com/joeblau/gitignore.io/issues/186#issuecomment-215987721</text:p>
      <text:p text:style-name="Preformatted_20_Text"/>
      <text:p text:style-name="Preformatted_20_Text"># *.iml</text:p>
      <text:p text:style-name="Preformatted_20_Text"># modules.xml</text:p>
      <text:p text:style-name="Preformatted_20_Text"># .idea/misc.xml</text:p>
      <text:p text:style-name="Preformatted_20_Text"># *.ipr</text:p>
      <text:p text:style-name="Preformatted_20_Text"/>
      <text:p text:style-name="Preformatted_20_Text"># Sonarlint plugin</text:p>
      <text:p text:style-name="Preformatted_20_Text"># https://plugins.jetbrains.com/plugin/7973-sonarlint</text:p>
      <text:p text:style-name="Preformatted_20_Text">.idea/**/sonarlint/</text:p>
      <text:p text:style-name="Preformatted_20_Text"/>
      <text:p text:style-name="Preformatted_20_Text"># SonarQube Plugin</text:p>
      <text:p text:style-name="Preformatted_20_Text"># https://plugins.jetbrains.com/plugin/7238-sonarqube-community-plugin</text:p>
      <text:p text:style-name="Preformatted_20_Text">.idea/**/sonarIssues.xml</text:p>
      <text:p text:style-name="Preformatted_20_Text"/>
      <text:p text:style-name="Preformatted_20_Text"># Markdown Navigator plugin</text:p>
      <text:p text:style-name="Preformatted_20_Text"># https://plugins.jetbrains.com/plugin/7896-markdown-navigator-enhanced</text:p>
      <text:p text:style-name="Preformatted_20_Text">.idea/**/markdown-navigator.xml</text:p>
      <text:p text:style-name="Preformatted_20_Text">.idea/**/markdown-navigator-enh.xml</text:p>
      <text:p text:style-name="Preformatted_20_Text">.idea/**/markdown-navigator/</text:p>
      <text:p text:style-name="Preformatted_20_Text"><text:soft-page-break/></text:p>
      <text:p text:style-name="Preformatted_20_Text"># Cache file creation bug</text:p>
      <text:p text:style-name="Preformatted_20_Text"># See https://youtrack.jetbrains.com/issue/JBR-2257</text:p>
      <text:p text:style-name="Preformatted_20_Text">.idea/$CACHE_FILE$</text:p>
      <text:p text:style-name="Preformatted_20_Text"/>
      <text:p text:style-name="Preformatted_20_Text"># CodeStream plugin</text:p>
      <text:p text:style-name="Preformatted_20_Text"># https://plugins.jetbrains.com/plugin/12206-codestream</text:p>
      <text:p text:style-name="Preformatted_20_Text">.idea/codestream.xml</text:p>
      <text:p text:style-name="Preformatted_20_Text"/>
      <text:p text:style-name="Preformatted_20_Text"># Azure Toolkit for IntelliJ plugin</text:p>
      <text:p text:style-name="Preformatted_20_Text"># https://plugins.jetbrains.com/plugin/8053-azure-toolkit-for-intellij</text:p>
      <text:p text:style-name="Preformatted_20_Text">.idea/**/azureSettings.xml</text:p>
      <text:p text:style-name="Preformatted_20_Text"/>
      <text:p text:style-name="P1"># End of https://www.toptal.com/developers/gitignore/api/phpstorm,linux,archlinuxpackages,node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11:21:29.708687498</meta:creation-date>
    <dc:date>2025-12-15T15:45:10.941764442</dc:date>
    <meta:editing-duration>PT4H21M14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0" meta:paragraph-count="428" meta:word-count="1118" meta:character-count="10280" meta:non-whitespace-character-count="9588"/>
  </office:meta>
</office:document-meta>
</file>